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4cm" svg:stroke-color="#aeaeae" draw:stroke-linejoin="round" svg:stroke-linecap="butt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4cm" svg:stroke-color="#d8d8d8" draw:stroke-linejoin="round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solid" draw:fill-color="#e6e6e6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5pt" style:font-size-asian="25pt" style:font-size-complex="25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solid" draw:fill-color="#e6e6e6"/>
    </style:style>
    <style:style style:name="T1" style:family="text">
      <style:text-properties fo:color="#000000" style:font-name="Liberation Serif" fo:font-size="9pt" style:font-size-asian="9pt" style:font-name-complex="Liberation Serif" style:font-size-complex="9pt"/>
    </style:style>
    <style:style style:name="T2" style:family="text">
      <style:text-properties fo:color="#000000" style:font-name="Liberation Sans1" fo:font-size="25pt" fo:font-weight="bold" style:font-size-asian="25pt" style:font-name-complex="Liberation Sans1" style:font-size-complex="25pt" style:font-weight-complex="bold"/>
    </style:style>
    <style:style style:name="T3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4" style:family="text">
      <style:text-properties fo:color="#aeaeae" style:font-name="Liberation Serif" fo:font-size="11pt" style:font-size-asian="11pt" style:font-name-complex="Liberation Serif" style:font-size-complex="11pt"/>
    </style:style>
    <style:style style:name="T5" style:family="text">
      <style:text-properties fo:color="#707070" style:font-name="Liberation Serif" fo:font-size="8pt" style:font-size-asian="8pt" style:font-name-complex="Liberation Serif" style:font-size-complex="8pt"/>
    </style:style>
    <style:style style:name="T6" style:family="text">
      <style:text-properties fo:color="#000000" style:font-name="Liberation Serif" fo:font-size="12pt" fo:font-weight="bold" style:font-size-asian="12pt" style:font-name-complex="Liberation Serif" style:font-size-complex="12pt" style:font-weight-complex="bold"/>
    </style:style>
    <style:style style:name="T7" style:family="text">
      <style:text-properties fo:color="#aeaeae" style:font-name="Liberation Serif" fo:font-size="9pt" style:font-size-asian="9pt" style:font-name-complex="Liberation Serif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697cm" svg:x="0cm" svg:y="0.002cm" svg:viewBox="0 0 20998 29698" draw:points="0,0 20998,0 20998,29698 0,29698">
          <text:p/>
        </draw:polygon>
        <draw:polygon draw:style-name="gr1" draw:text-style-name="P1" draw:layer="layout" svg:width="20.998cm" svg:height="29.697cm" svg:x="0cm" svg:y="0cm" svg:viewBox="0 0 20999 29698" draw:points="0,0 20999,0 20999,29698 0,29698">
          <text:p/>
        </draw:polygon>
        <draw:frame draw:style-name="gr2" draw:text-style-name="P3" draw:layer="layout" svg:width="0.317cm" svg:height="0.353cm" svg:x="5.292cm" svg:y="11.6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17cm" svg:height="0.353cm" svg:x="5.292cm" svg:y="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17cm" svg:height="0.353cm" svg:x="5.292cm" svg:y="12.353cm">
          <draw:text-box>
            <text:p text:style-name="P2"><text:span text:style-name="T1"><text:s/></text:span></text:p>
          </draw:text-box>
        </draw:frame>
        <draw:line draw:style-name="gr3" draw:text-style-name="P4" draw:layer="layout" svg:x1="2cm" svg:y1="1.29cm" svg:x2="18.866cm" svg:y2="1.29cm">
          <text:p/>
        </draw:line>
        <draw:line draw:style-name="gr3" draw:text-style-name="P4" draw:layer="layout" svg:x1="2cm" svg:y1="2.158cm" svg:x2="18.866cm" svg:y2="2.158cm">
          <text:p/>
        </draw:line>
        <draw:frame draw:style-name="gr2" draw:text-style-name="P3" draw:layer="layout" svg:width="0.317cm" svg:height="0.353cm" svg:x="5.292cm" svg:y="12.70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6.322cm" svg:height="0.983cm" svg:x="2.004cm" svg:y="3.032cm">
          <draw:text-box>
            <text:p text:style-name="P2"><text:span text:style-name="T2">Ramil Assanov</text:span></text:p>
          </draw:text-box>
        </draw:frame>
        <draw:line draw:style-name="gr5" draw:text-style-name="P4" draw:layer="layout" svg:x1="2.003cm" svg:y1="5.386cm" svg:x2="5.39cm" svg:y2="5.386cm">
          <text:p/>
        </draw:line>
        <draw:frame draw:style-name="gr6" draw:text-style-name="P6" draw:layer="layout" svg:width="3.393cm" svg:height="0.471cm" svg:x="2.004cm" svg:y="4.039cm">
          <draw:text-box>
            <text:p text:style-name="P2"><text:span text:style-name="T3">Frontend Developer</text:span></text:p>
          </draw:text-box>
        </draw:frame>
        <draw:frame draw:style-name="gr2" draw:text-style-name="P3" draw:layer="layout" svg:width="1.949cm" svg:height="0.353cm" svg:x="2.004cm" svg:y="4.616cm">
          <draw:text-box>
            <text:p text:style-name="P2"><text:span text:style-name="T1">+77073890921</text:span></text:p>
          </draw:text-box>
        </draw:frame>
        <draw:frame draw:style-name="gr2" draw:text-style-name="P3" draw:layer="layout" svg:width="3.473cm" svg:height="0.353cm" svg:x="2.004cm" svg:y="5.075cm">
          <draw:text-box>
            <text:p text:style-name="P2"><text:span text:style-name="T1">aramille@googlemail.com </text:span></text:p>
          </draw:text-box>
        </draw:frame>
        <draw:frame draw:style-name="gr7" draw:text-style-name="P7" draw:layer="layout" svg:width="2.779cm" svg:height="0.433cm" svg:x="2.004cm" svg:y="6.399cm">
          <draw:text-box>
            <text:p text:style-name="P2"><text:span text:style-name="T4">Work experience </text:span></text:p>
          </draw:text-box>
        </draw:frame>
        <draw:frame draw:style-name="gr8" draw:text-style-name="P8" draw:layer="layout" svg:width="2.775cm" svg:height="0.314cm" svg:x="2.067cm" svg:y="16.62cm">
          <draw:text-box>
            <text:p text:style-name="P2"><text:span text:style-name="T5">June 2019 — June 2020</text:span></text:p>
          </draw:text-box>
        </draw:frame>
        <draw:frame draw:style-name="gr6" draw:text-style-name="P6" draw:layer="layout" svg:width="2.288cm" svg:height="0.471cm" svg:x="5.242cm" svg:y="16.48cm">
          <draw:text-box>
            <text:p text:style-name="P2"><text:span text:style-name="T6">Rocket Firm</text:span></text:p>
          </draw:text-box>
        </draw:frame>
        <draw:frame draw:style-name="gr2" draw:text-style-name="P3" draw:layer="layout" svg:width="3.084cm" svg:height="0.353cm" svg:x="5.207cm" svg:y="17.093cm">
          <draw:text-box>
            <text:p text:style-name="P2"><text:span text:style-name="T7">Almaty, rocketfirm.com</text:span></text:p>
          </draw:text-box>
        </draw:frame>
        <draw:frame draw:style-name="gr6" draw:text-style-name="P6" draw:layer="layout" svg:width="3.334cm" svg:height="0.471cm" svg:x="5.246cm" svg:y="17.704cm">
          <draw:text-box>
            <text:p text:style-name="P2"><text:span text:style-name="T3">Frontend-developer</text:span></text:p>
          </draw:text-box>
        </draw:frame>
        <draw:frame draw:style-name="gr2" draw:text-style-name="P3" draw:layer="layout" svg:width="9.798cm" svg:height="0.353cm" svg:x="5.246cm" svg:y="18.387cm">
          <draw:text-box>
            <text:p text:style-name="P2"><text:span text:style-name="T1">Development and maintenance of websites and presentations for our clients. </text:span></text:p>
          </draw:text-box>
        </draw:frame>
        <draw:frame draw:style-name="gr2" draw:text-style-name="P3" draw:layer="layout" svg:width="12.359cm" svg:height="0.353cm" svg:x="5.246cm" svg:y="18.842cm">
          <draw:text-box>
            <text:p text:style-name="P2"><text:span text:style-name="T1">Home Credit Bank, Bacchus, Batyr Foundation, Nestle, Glo, Deutsch-Kazakh University, Sanofi</text:span></text:p>
          </draw:text-box>
        </draw:frame>
        <draw:frame draw:style-name="gr6" draw:text-style-name="P6" draw:layer="layout" svg:width="2.28cm" svg:height="0.471cm" svg:x="5.246cm" svg:y="19.701cm">
          <draw:text-box>
            <text:p text:style-name="P2"><text:span text:style-name="T3">Technologies</text:span></text:p>
          </draw:text-box>
        </draw:frame>
        <draw:frame draw:style-name="gr2" draw:text-style-name="P3" draw:layer="layout" svg:width="0.317cm" svg:height="0.353cm" svg:x="7.631cm" svg:y="19.716cm">
          <draw:text-box>
            <text:p text:style-name="P2"><text:span text:style-name="T1">:</text:span></text:p>
          </draw:text-box>
        </draw:frame>
        <draw:frame draw:style-name="gr2" draw:text-style-name="P3" draw:layer="layout" svg:width="1.175cm" svg:height="0.353cm" svg:x="5.246cm" svg:y="20.278cm">
          <draw:text-box>
            <text:p text:style-name="P2"><text:span text:style-name="T1">• <text:s/></text:span><text:span text:style-name="T1">HTML</text:span></text:p>
          </draw:text-box>
        </draw:frame>
        <draw:frame draw:style-name="gr2" draw:text-style-name="P3" draw:layer="layout" svg:width="0.84cm" svg:height="0.353cm" svg:x="5.246cm" svg:y="20.737cm">
          <draw:text-box>
            <text:p text:style-name="P2"><text:span text:style-name="T1">• <text:s/></text:span><text:span text:style-name="T1">CSS</text:span></text:p>
          </draw:text-box>
        </draw:frame>
        <draw:frame draw:style-name="gr2" draw:text-style-name="P3" draw:layer="layout" svg:width="0.836cm" svg:height="0.353cm" svg:x="5.246cm" svg:y="21.196cm">
          <draw:text-box>
            <text:p text:style-name="P2"><text:span text:style-name="T1">• <text:s/></text:span><text:span text:style-name="T1">Sass</text:span></text:p>
          </draw:text-box>
        </draw:frame>
        <draw:frame draw:style-name="gr2" draw:text-style-name="P3" draw:layer="layout" svg:width="0.912cm" svg:height="0.353cm" svg:x="5.246cm" svg:y="23.355cm">
          <draw:text-box>
            <text:p text:style-name="P2"><text:span text:style-name="T1">• <text:s/></text:span><text:span text:style-name="T1">Gulp</text:span></text:p>
          </draw:text-box>
        </draw:frame>
        <draw:frame draw:style-name="gr2" draw:text-style-name="P3" draw:layer="layout" svg:width="0.654cm" svg:height="0.353cm" svg:x="5.246cm" svg:y="22.014cm">
          <draw:text-box>
            <text:p text:style-name="P2"><text:span text:style-name="T1">• <text:s/></text:span><text:span text:style-name="T1">JS </text:span></text:p>
          </draw:text-box>
        </draw:frame>
        <draw:frame draw:style-name="gr2" draw:text-style-name="P3" draw:layer="layout" svg:width="0.993cm" svg:height="0.353cm" svg:x="5.246cm" svg:y="22.473cm">
          <draw:text-box>
            <text:p text:style-name="P2"><text:span text:style-name="T1">• <text:s/></text:span><text:span text:style-name="T1">React</text:span></text:p>
          </draw:text-box>
        </draw:frame>
        <draw:frame draw:style-name="gr2" draw:text-style-name="P3" draw:layer="layout" svg:width="1.513cm" svg:height="0.353cm" svg:x="5.246cm" svg:y="22.931cm">
          <draw:text-box>
            <text:p text:style-name="P2"><text:span text:style-name="T1">• <text:s/></text:span><text:span text:style-name="T1">Bootstrap</text:span></text:p>
          </draw:text-box>
        </draw:frame>
        <draw:frame draw:style-name="gr2" draw:text-style-name="P3" draw:layer="layout" svg:width="0.857cm" svg:height="0.353cm" svg:x="5.246cm" svg:y="21.591cm">
          <draw:text-box>
            <text:p text:style-name="P2"><text:span text:style-name="T1">• <text:s/></text:span><text:span text:style-name="T1">Grid</text:span></text:p>
          </draw:text-box>
        </draw:frame>
        <draw:line draw:style-name="gr9" draw:text-style-name="P4" draw:layer="layout" svg:x1="2cm" svg:y1="6.917cm" svg:x2="18.997cm" svg:y2="6.917cm">
          <text:p/>
        </draw:line>
        <draw:frame draw:style-name="gr2" draw:text-style-name="P3" draw:layer="layout" svg:width="2.982cm" svg:height="0.353cm" svg:x="5.246cm" svg:y="23.746cm">
          <draw:text-box>
            <text:p text:style-name="P2"><text:span text:style-name="T1">• <text:s/></text:span><text:span text:style-name="T1">Responsive, adaptive</text:span></text:p>
          </draw:text-box>
        </draw:frame>
        <draw:frame draw:style-name="gr6" draw:text-style-name="P6" draw:layer="layout" svg:width="3.41cm" svg:height="0.471cm" svg:x="5.186cm" svg:y="13.035cm">
          <draw:text-box>
            <text:p text:style-name="P2"><text:span text:style-name="T6">Qara Film Festival</text:span></text:p>
          </draw:text-box>
        </draw:frame>
        <draw:frame draw:style-name="gr2" draw:text-style-name="P3" draw:layer="layout" svg:width="3.118cm" svg:height="0.353cm" svg:x="5.196cm" svg:y="13.764cm">
          <draw:text-box>
            <text:p text:style-name="P2"><text:span text:style-name="T7">Almaty, qarafilmfest.kz/</text:span></text:p>
          </draw:text-box>
        </draw:frame>
        <draw:frame draw:style-name="gr6" draw:text-style-name="P6" draw:layer="layout" svg:width="3.334cm" svg:height="0.471cm" svg:x="5.189cm" svg:y="14.308cm">
          <draw:text-box>
            <text:p text:style-name="P2"><text:span text:style-name="T3">Frontend-developer</text:span></text:p>
          </draw:text-box>
        </draw:frame>
        <draw:frame draw:style-name="gr2" draw:text-style-name="P3" draw:layer="layout" svg:width="7.516cm" svg:height="0.353cm" svg:x="5.189cm" svg:y="15.066cm">
          <draw:text-box>
            <text:p text:style-name="P2"><text:span text:style-name="T1">Development and maintenance of website, content, design.</text:span></text:p>
          </draw:text-box>
        </draw:frame>
        <draw:frame draw:style-name="gr8" draw:text-style-name="P8" draw:layer="layout" svg:width="2.775cm" svg:height="0.314cm" svg:x="2.032cm" svg:y="13.132cm">
          <draw:text-box>
            <text:p text:style-name="P2"><text:span text:style-name="T5">June 2019 — June 2020</text:span></text:p>
          </draw:text-box>
        </draw:frame>
        <draw:frame draw:style-name="gr8" draw:text-style-name="P8" draw:layer="layout" svg:width="2.5cm" svg:height="0.314cm" svg:x="1.877cm" svg:y="24.945cm">
          <draw:text-box>
            <text:p text:style-name="P2"><text:span text:style-name="T5">August 2017 — June </text:span></text:p>
          </draw:text-box>
        </draw:frame>
        <draw:frame draw:style-name="gr8" draw:text-style-name="P8" draw:layer="layout" svg:width="0.578cm" svg:height="0.314cm" svg:x="1.877cm" svg:y="25.354cm">
          <draw:text-box>
            <text:p text:style-name="P2"><text:span text:style-name="T5">2019</text:span></text:p>
          </draw:text-box>
        </draw:frame>
        <draw:frame draw:style-name="gr6" draw:text-style-name="P6" draw:layer="layout" svg:width="6.928cm" svg:height="0.471cm" svg:x="5.048cm" svg:y="24.787cm">
          <draw:text-box>
            <text:p text:style-name="P2"><text:span text:style-name="T6">European Backpackers Hostel Almaty</text:span></text:p>
          </draw:text-box>
        </draw:frame>
        <draw:frame draw:style-name="gr2" draw:text-style-name="P3" draw:layer="layout" svg:width="0.955cm" svg:height="0.353cm" svg:x="5.052cm" svg:y="25.46cm">
          <draw:text-box>
            <text:p text:style-name="P2"><text:span text:style-name="T7">Almaty</text:span></text:p>
          </draw:text-box>
        </draw:frame>
        <draw:frame draw:style-name="gr6" draw:text-style-name="P6" draw:layer="layout" svg:width="2.936cm" svg:height="0.471cm" svg:x="5.052cm" svg:y="25.941cm">
          <draw:text-box>
            <text:p text:style-name="P2"><text:span text:style-name="T3">Founder, director</text:span></text:p>
          </draw:text-box>
        </draw:frame>
        <draw:frame draw:style-name="gr6" draw:text-style-name="P6" draw:layer="layout" svg:width="2.153cm" svg:height="0.471cm" svg:x="5.186cm" svg:y="7.635cm">
          <draw:text-box>
            <text:p text:style-name="P2"><text:span text:style-name="T6">Citix (BBV)</text:span></text:p>
          </draw:text-box>
        </draw:frame>
        <draw:frame draw:style-name="gr2" draw:text-style-name="P3" draw:layer="layout" svg:width="2.148cm" svg:height="0.353cm" svg:x="5.196cm" svg:y="8.368cm">
          <draw:text-box>
            <text:p text:style-name="P2"><text:span text:style-name="T7">Almaty, citix.me</text:span></text:p>
          </draw:text-box>
        </draw:frame>
        <draw:frame draw:style-name="gr6" draw:text-style-name="P6" draw:layer="layout" svg:width="3.334cm" svg:height="0.471cm" svg:x="5.189cm" svg:y="8.909cm">
          <draw:text-box>
            <text:p text:style-name="P2"><text:span text:style-name="T3">Frontend-developer</text:span></text:p>
          </draw:text-box>
        </draw:frame>
        <draw:frame draw:style-name="gr2" draw:text-style-name="P3" draw:layer="layout" svg:width="5.493cm" svg:height="0.353cm" svg:x="5.189cm" svg:y="9.666cm">
          <draw:text-box>
            <text:p text:style-name="P2"><text:span text:style-name="T1">Development and redesign of admin panel.</text:span></text:p>
          </draw:text-box>
        </draw:frame>
        <draw:frame draw:style-name="gr8" draw:text-style-name="P8" draw:layer="layout" svg:width="2.821cm" svg:height="0.314cm" svg:x="2.032cm" svg:y="7.733cm">
          <draw:text-box>
            <text:p text:style-name="P2"><text:span text:style-name="T5">October 2020 — present</text:span></text:p>
          </draw:text-box>
        </draw:frame>
        <draw:frame draw:style-name="gr2" draw:text-style-name="P3" draw:layer="layout" svg:width="1.175cm" svg:height="0.353cm" svg:x="5.246cm" svg:y="10.079cm">
          <draw:text-box>
            <text:p text:style-name="P2"><text:span text:style-name="T1">• <text:s/></text:span><text:span text:style-name="T1">HTML</text:span></text:p>
          </draw:text-box>
        </draw:frame>
        <draw:frame draw:style-name="gr2" draw:text-style-name="P3" draw:layer="layout" svg:width="0.84cm" svg:height="0.353cm" svg:x="5.246cm" svg:y="10.538cm">
          <draw:text-box>
            <text:p text:style-name="P2"><text:span text:style-name="T1">• <text:s/></text:span><text:span text:style-name="T1">CSS</text:span></text:p>
          </draw:text-box>
        </draw:frame>
        <draw:frame draw:style-name="gr2" draw:text-style-name="P3" draw:layer="layout" svg:width="1.721cm" svg:height="0.353cm" svg:x="5.246cm" svg:y="11.796cm">
          <draw:text-box>
            <text:p text:style-name="P2"><text:span text:style-name="T1">• <text:s/></text:span><text:span text:style-name="T1">Angular 10</text:span></text:p>
          </draw:text-box>
        </draw:frame>
        <draw:frame draw:style-name="gr2" draw:text-style-name="P3" draw:layer="layout" svg:width="0.654cm" svg:height="0.353cm" svg:x="5.246cm" svg:y="11.415cm">
          <draw:text-box>
            <text:p text:style-name="P2"><text:span text:style-name="T1">• <text:s/></text:span><text:span text:style-name="T1">JS </text:span></text:p>
          </draw:text-box>
        </draw:frame>
        <draw:frame draw:style-name="gr2" draw:text-style-name="P3" draw:layer="layout" svg:width="1.158cm" svg:height="0.353cm" svg:x="5.246cm" svg:y="12.174cm">
          <draw:text-box>
            <text:p text:style-name="P2"><text:span text:style-name="T1">• <text:s/></text:span><text:span text:style-name="T1">jQuery</text:span></text:p>
          </draw:text-box>
        </draw:frame>
        <draw:frame draw:style-name="gr2" draw:text-style-name="P3" draw:layer="layout" svg:width="1.513cm" svg:height="0.353cm" svg:x="5.246cm" svg:y="10.988cm">
          <draw:text-box>
            <text:p text:style-name="P2"><text:span text:style-name="T1">• <text:s/></text:span><text:span text:style-name="T1">Bootstrap</text:span></text:p>
          </draw:text-box>
        </draw:frame>
        <draw:frame draw:style-name="gr2" draw:text-style-name="P3" draw:layer="layout" svg:width="6.763cm" svg:height="0.353cm" svg:x="6.319cm" svg:y="28.496cm">
          <draw:text-box>
            <text:p text:style-name="P2"><text:span text:style-name="T1">procedures, providing local and regional information</text:span></text:p>
          </draw:text-box>
        </draw:frame>
        <draw:frame draw:style-name="gr2" draw:text-style-name="P3" draw:layer="layout" svg:width="0.317cm" svg:height="0.353cm" svg:x="5.053cm" svg:y="26.622cm">
          <draw:text-box>
            <text:p text:style-name="P2"><text:span text:style-name="T1">•</text:span></text:p>
          </draw:text-box>
        </draw:frame>
        <draw:frame draw:style-name="gr2" draw:text-style-name="P3" draw:layer="layout" svg:width="12.241cm" svg:height="0.353cm" svg:x="6.323cm" svg:y="26.622cm">
          <draw:text-box>
            <text:p text:style-name="P2"><text:span text:style-name="T1">Staff Training and Management ( Create specific task lists for each position, ensure team moral </text:span></text:p>
          </draw:text-box>
        </draw:frame>
        <draw:frame draw:style-name="gr2" draw:text-style-name="P3" draw:layer="layout" svg:width="8.249cm" svg:height="0.353cm" svg:x="6.351cm" svg:y="27.099cm">
          <draw:text-box>
            <text:p text:style-name="P2"><text:span text:style-name="T1">and motivation, request feedback and ideas from team members)</text:span></text:p>
          </draw:text-box>
        </draw:frame>
        <draw:frame draw:style-name="gr2" draw:text-style-name="P3" draw:layer="layout" svg:width="0.317cm" svg:height="0.353cm" svg:x="5.053cm" svg:y="27.539cm">
          <draw:text-box>
            <text:p text:style-name="P2"><text:span text:style-name="T1">•</text:span></text:p>
          </draw:text-box>
        </draw:frame>
        <draw:frame draw:style-name="gr2" draw:text-style-name="P3" draw:layer="layout" svg:width="10.297cm" svg:height="0.353cm" svg:x="6.323cm" svg:y="27.539cm">
          <draw:text-box>
            <text:p text:style-name="P2"><text:span text:style-name="T1">Sales and Marketing (Designing fryers, website, working with travel companies)</text:span></text:p>
          </draw:text-box>
        </draw:frame>
        <draw:frame draw:style-name="gr2" draw:text-style-name="P3" draw:layer="layout" svg:width="0.317cm" svg:height="0.353cm" svg:x="5.053cm" svg:y="27.998cm">
          <draw:text-box>
            <text:p text:style-name="P2"><text:span text:style-name="T1">•</text:span></text:p>
          </draw:text-box>
        </draw:frame>
        <draw:frame draw:style-name="gr2" draw:text-style-name="P3" draw:layer="layout" svg:width="11.479cm" svg:height="0.353cm" svg:x="6.323cm" svg:y="27.998cm">
          <draw:text-box>
            <text:p text:style-name="P2"><text:span text:style-name="T1">Reception and Customer Service (Interacting with guests, conduct check-in and checkout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7cm" svg:height="29.697cm" svg:x="0cm" svg:y="0.002cm" svg:viewBox="0 0 20998 29698" draw:points="0,0 20998,0 20998,29698 0,29698">
          <text:p/>
        </draw:polygon>
        <draw:polygon draw:style-name="gr1" draw:text-style-name="P1" draw:layer="layout" svg:width="20.998cm" svg:height="29.697cm" svg:x="0cm" svg:y="-0.003cm" svg:viewBox="0 0 20999 29698" draw:points="0,0 20999,0 20999,29698 0,29698">
          <text:p/>
        </draw:polygon>
        <draw:line draw:style-name="gr3" draw:text-style-name="P4" draw:layer="layout" svg:x1="2cm" svg:y1="1.29cm" svg:x2="18.866cm" svg:y2="1.29cm">
          <text:p/>
        </draw:line>
        <draw:line draw:style-name="gr3" draw:text-style-name="P4" draw:layer="layout" svg:x1="2cm" svg:y1="2.158cm" svg:x2="18.866cm" svg:y2="2.158cm">
          <text:p/>
        </draw:line>
        <draw:frame draw:style-name="gr7" draw:text-style-name="P7" draw:layer="layout" svg:width="1.585cm" svg:height="0.433cm" svg:x="2.004cm" svg:y="7.7cm">
          <draw:text-box>
            <text:p text:style-name="P2"><text:span text:style-name="T4">Education</text:span></text:p>
          </draw:text-box>
        </draw:frame>
        <draw:frame draw:style-name="gr8" draw:text-style-name="P8" draw:layer="layout" svg:width="0.578cm" svg:height="0.314cm" svg:x="2.004cm" svg:y="8.948cm">
          <draw:text-box>
            <text:p text:style-name="P2"><text:span text:style-name="T5">2018</text:span></text:p>
          </draw:text-box>
        </draw:frame>
        <draw:frame draw:style-name="gr6" draw:text-style-name="P6" draw:layer="layout" svg:width="1.844cm" svg:height="0.471cm" svg:x="5.179cm" svg:y="8.893cm">
          <draw:text-box>
            <text:p text:style-name="P2"><text:span text:style-name="T6">Decode.kz</text:span></text:p>
          </draw:text-box>
        </draw:frame>
        <draw:frame draw:style-name="gr2" draw:text-style-name="P3" draw:layer="layout" svg:width="0.955cm" svg:height="0.353cm" svg:x="5.179cm" svg:y="9.467cm">
          <draw:text-box>
            <text:p text:style-name="P2"><text:span text:style-name="T7">Almaty</text:span></text:p>
          </draw:text-box>
        </draw:frame>
        <draw:frame draw:style-name="gr2" draw:text-style-name="P3" draw:layer="layout" svg:width="2.991cm" svg:height="0.353cm" svg:x="5.179cm" svg:y="9.926cm">
          <draw:text-box>
            <text:p text:style-name="P2"><text:span text:style-name="T1">Front-end development</text:span></text:p>
          </draw:text-box>
        </draw:frame>
        <draw:frame draw:style-name="gr8" draw:text-style-name="P8" draw:layer="layout" svg:width="1.247cm" svg:height="0.314cm" svg:x="2.004cm" svg:y="10.8cm">
          <draw:text-box>
            <text:p text:style-name="P2"><text:span text:style-name="T5">2008-2011</text:span></text:p>
          </draw:text-box>
        </draw:frame>
        <draw:frame draw:style-name="gr6" draw:text-style-name="P6" draw:layer="layout" svg:width="3.677cm" svg:height="0.471cm" svg:x="5.179cm" svg:y="10.745cm">
          <draw:text-box>
            <text:p text:style-name="P2"><text:span text:style-name="T6">Coventry University</text:span></text:p>
          </draw:text-box>
        </draw:frame>
        <draw:frame draw:style-name="gr2" draw:text-style-name="P3" draw:layer="layout" svg:width="1.81cm" svg:height="0.353cm" svg:x="5.179cm" svg:y="11.795cm">
          <draw:text-box>
            <text:p text:style-name="P2"><text:span text:style-name="T7">Coventry, UK</text:span></text:p>
          </draw:text-box>
        </draw:frame>
        <draw:frame draw:style-name="gr2" draw:text-style-name="P3" draw:layer="layout" svg:width="5.734cm" svg:height="0.353cm" svg:x="5.179cm" svg:y="12.254cm">
          <draw:text-box>
            <text:p text:style-name="P2"><text:span text:style-name="T1">Bachelor Degree in Art and Design, Fine Art</text:span></text:p>
          </draw:text-box>
        </draw:frame>
        <draw:frame draw:style-name="gr7" draw:text-style-name="P7" draw:layer="layout" svg:width="1.577cm" svg:height="0.433cm" svg:x="2.004cm" svg:y="13.503cm">
          <draw:text-box>
            <text:p text:style-name="P2"><text:span text:style-name="T4">Key skills</text:span></text:p>
          </draw:text-box>
        </draw:frame>
        <draw:frame draw:style-name="gr8" draw:text-style-name="P8" draw:layer="layout" svg:width="1.242cm" svg:height="0.314cm" svg:x="2.004cm" svg:y="14.307cm">
          <draw:text-box>
            <text:p text:style-name="P2"><text:span text:style-name="T5">Languages</text:span></text:p>
          </draw:text-box>
        </draw:frame>
        <draw:frame draw:style-name="gr2" draw:text-style-name="P3" draw:layer="layout" svg:width="2.335cm" svg:height="0.353cm" svg:x="5.179cm" svg:y="14.332cm">
          <draw:text-box>
            <text:p text:style-name="P2"><text:span text:style-name="T1">Russian </text:span><text:span text:style-name="T7">— Native</text:span></text:p>
          </draw:text-box>
        </draw:frame>
        <draw:frame draw:style-name="gr2" draw:text-style-name="P3" draw:layer="layout" svg:width="3.778cm" svg:height="0.353cm" svg:x="5.179cm" svg:y="14.79cm">
          <draw:text-box>
            <text:p text:style-name="P2"><text:span text:style-name="T1">English </text:span><text:span text:style-name="T7">— C2 — Proficiency</text:span></text:p>
          </draw:text-box>
        </draw:frame>
        <draw:polygon draw:style-name="gr10" draw:text-style-name="P9" draw:layer="layout" svg:width="0.899cm" svg:height="0.37cm" svg:x="5.175cm" svg:y="16.59cm" svg:viewBox="0 0 900 371" draw:points="0,371 900,371 900,0 0,0">
          <text:p/>
        </draw:polygon>
        <draw:frame draw:style-name="gr2" draw:text-style-name="P3" draw:layer="layout" svg:width="3.021cm" svg:height="0.353cm" svg:x="5.179cm" svg:y="15.249cm">
          <draw:text-box>
            <text:p text:style-name="P2"><text:span text:style-name="T1">Kazakh </text:span><text:span text:style-name="T7">— A1 — Basic</text:span></text:p>
          </draw:text-box>
        </draw:frame>
        <draw:polygon draw:style-name="gr10" draw:text-style-name="P9" draw:layer="layout" svg:width="0.565cm" svg:height="0.37cm" svg:x="6.233cm" svg:y="16.59cm" svg:viewBox="0 0 566 371" draw:points="0,371 566,371 566,0 0,0">
          <text:p/>
        </draw:polygon>
        <draw:polygon draw:style-name="gr10" draw:text-style-name="P9" draw:layer="layout" svg:width="0.565cm" svg:height="0.37cm" svg:x="6.956cm" svg:y="16.59cm" svg:viewBox="0 0 566 371" draw:points="0,371 566,371 566,0 0,0">
          <text:p/>
        </draw:polygon>
        <draw:polygon draw:style-name="gr10" draw:text-style-name="P9" draw:layer="layout" svg:width="1.235cm" svg:height="0.37cm" svg:x="7.679cm" svg:y="16.59cm" svg:viewBox="0 0 1236 371" draw:points="0,371 1236,371 1236,0 0,0">
          <text:p/>
        </draw:polygon>
        <draw:polygon draw:style-name="gr10" draw:text-style-name="P9" draw:layer="layout" svg:width="1.464cm" svg:height="0.37cm" svg:x="9.073cm" svg:y="16.59cm" svg:viewBox="0 0 1465 371" draw:points="0,371 1465,371 1465,0 0,0">
          <text:p/>
        </draw:polygon>
        <draw:polygon draw:style-name="gr10" draw:text-style-name="P9" draw:layer="layout" svg:width="1.323cm" svg:height="0.37cm" svg:x="10.696cm" svg:y="16.59cm" svg:viewBox="0 0 1324 371" draw:points="0,371 1324,371 1324,0 0,0">
          <text:p/>
        </draw:polygon>
        <draw:polygon draw:style-name="gr10" draw:text-style-name="P9" draw:layer="layout" svg:width="1.023cm" svg:height="0.37cm" svg:x="12.177cm" svg:y="16.59cm" svg:viewBox="0 0 1024 371" draw:points="0,371 1024,371 1024,0 0,0">
          <text:p/>
        </draw:polygon>
        <draw:polygon draw:style-name="gr10" draw:text-style-name="P9" draw:layer="layout" svg:width="0.882cm" svg:height="0.37cm" svg:x="13.359cm" svg:y="16.59cm" svg:viewBox="0 0 883 371" draw:points="0,371 883,371 883,0 0,0">
          <text:p/>
        </draw:polygon>
        <draw:polygon draw:style-name="gr10" draw:text-style-name="P9" draw:layer="layout" svg:width="0.635cm" svg:height="0.37cm" svg:x="14.4cm" svg:y="16.59cm" svg:viewBox="0 0 636 371" draw:points="0,371 636,371 636,0 0,0">
          <text:p/>
        </draw:polygon>
        <draw:polygon draw:style-name="gr10" draw:text-style-name="P9" draw:layer="layout" svg:width="0.564cm" svg:height="0.37cm" svg:x="15.194cm" svg:y="16.59cm" svg:viewBox="0 0 565 371" draw:points="0,371 565,371 565,0 0,0">
          <text:p/>
        </draw:polygon>
        <draw:polygon draw:style-name="gr10" draw:text-style-name="P9" draw:layer="layout" svg:width="0.406cm" svg:height="0.37cm" svg:x="15.917cm" svg:y="16.59cm" svg:viewBox="0 0 407 371" draw:points="0,371 407,371 407,0 0,0">
          <text:p/>
        </draw:polygon>
        <draw:polygon draw:style-name="gr10" draw:text-style-name="P9" draw:layer="layout" svg:width="0.847cm" svg:height="0.37cm" svg:x="16.481cm" svg:y="16.59cm" svg:viewBox="0 0 848 371" draw:points="0,371 848,371 848,0 0,0">
          <text:p/>
        </draw:polygon>
        <draw:polygon draw:style-name="gr10" draw:text-style-name="P9" draw:layer="layout" svg:width="0.078cm" svg:height="0.37cm" svg:x="17.328cm" svg:y="16.59cm" svg:viewBox="0 0 79 371" draw:points="0,371 79,371 79,0 0,0">
          <text:p/>
        </draw:polygon>
        <draw:polygon draw:style-name="gr10" draw:text-style-name="P9" draw:layer="layout" svg:width="1.34cm" svg:height="0.37cm" svg:x="17.406cm" svg:y="16.59cm" svg:viewBox="0 0 1341 371" draw:points="0,371 1341,371 1341,0 0,0">
          <text:p/>
        </draw:polygon>
        <draw:frame draw:style-name="gr2" draw:text-style-name="P3" draw:layer="layout" svg:width="3.071cm" svg:height="0.353cm" svg:x="5.179cm" svg:y="15.708cm">
          <draw:text-box>
            <text:p text:style-name="P2"><text:span text:style-name="T1">German</text:span><text:span text:style-name="T7"> — A1 — Basic</text:span></text:p>
          </draw:text-box>
        </draw:frame>
        <draw:frame draw:style-name="gr8" draw:text-style-name="P8" draw:layer="layout" svg:width="0.654cm" svg:height="0.314cm" svg:x="2.004cm" svg:y="16.582cm">
          <draw:text-box>
            <text:p text:style-name="P2"><text:span text:style-name="T5">Skills</text:span></text:p>
          </draw:text-box>
        </draw:frame>
        <draw:frame draw:style-name="gr2" draw:text-style-name="P3" draw:layer="layout" svg:width="13.642cm" svg:height="0.353cm" svg:x="5.179cm" svg:y="16.607cm">
          <draw:text-box>
            <text:p text:style-name="P2"><text:span text:style-name="T1">HTML <text:s/>CSS <text:s/>Sass <text:s/>Bootstrap <text:s/>Responsive <text:s/>JavaScript <text:s/>ReactJS <text:s/>jQuery <text:s/>Gulp <text:s/>npm <text:s/>Git <text:s/>Adobe Photoshop</text:span></text:p>
          </draw:text-box>
        </draw:frame>
        <draw:frame draw:style-name="gr7" draw:text-style-name="P7" draw:layer="layout" svg:width="3.622cm" svg:height="0.433cm" svg:x="2.004cm" svg:y="17.857cm">
          <draw:text-box>
            <text:p text:style-name="P2"><text:span text:style-name="T4">Additional information</text:span></text:p>
          </draw:text-box>
        </draw:frame>
        <draw:frame draw:style-name="gr8" draw:text-style-name="P8" draw:layer="layout" svg:width="1.137cm" svg:height="0.314cm" svg:x="2.004cm" svg:y="18.66cm">
          <draw:text-box>
            <text:p text:style-name="P2"><text:span text:style-name="T5">About me</text:span></text:p>
          </draw:text-box>
        </draw:frame>
        <draw:frame draw:style-name="gr2" draw:text-style-name="P3" draw:layer="layout" svg:width="13.57cm" svg:height="0.353cm" svg:x="5.179cm" svg:y="18.685cm">
          <draw:text-box>
            <text:p text:style-name="P2"><text:span text:style-name="T1">I have a bachelor degree from Coventry University in Fine Arts. I speak English and Russian fluently and </text:span></text:p>
          </draw:text-box>
        </draw:frame>
        <draw:frame draw:style-name="gr2" draw:text-style-name="P3" draw:layer="layout" svg:width="13.896cm" svg:height="0.353cm" svg:x="5.179cm" svg:y="19.144cm">
          <draw:text-box>
            <text:p text:style-name="P2"><text:span text:style-name="T1">learning German. I love to travel, cooking, meeting new people, art and web development. In 2017 I opened </text:span></text:p>
          </draw:text-box>
        </draw:frame>
        <draw:frame draw:style-name="gr2" draw:text-style-name="P3" draw:layer="layout" svg:width="12.444cm" svg:height="0.353cm" svg:x="5.179cm" svg:y="19.602cm">
          <draw:text-box>
            <text:p text:style-name="P2"><text:span text:style-name="T1">a hostel in my hometown Almaty. Since 2018 while working in hostel I started learning frontend </text:span></text:p>
          </draw:text-box>
        </draw:frame>
        <draw:frame draw:style-name="gr2" draw:text-style-name="P3" draw:layer="layout" svg:width="14.082cm" svg:height="0.353cm" svg:x="5.179cm" svg:y="20.061cm">
          <draw:text-box>
            <text:p text:style-name="P2"><text:span text:style-name="T1">development and a year later I started working in Rocket Firm. I’m planning to move to Berlin in few months </text:span></text:p>
          </draw:text-box>
        </draw:frame>
        <draw:frame draw:style-name="gr2" draw:text-style-name="P3" draw:layer="layout" svg:width="3.414cm" svg:height="0.353cm" svg:x="5.179cm" svg:y="20.52cm">
          <draw:text-box>
            <text:p text:style-name="P2"><text:span text:style-name="T1">to reunite with my partner.</text:span></text:p>
          </draw:text-box>
        </draw:frame>
        <draw:line draw:style-name="gr9" draw:text-style-name="P4" draw:layer="layout" svg:x1="2cm" svg:y1="8.141cm" svg:x2="18.997cm" svg:y2="8.141cm">
          <text:p/>
        </draw:line>
        <draw:line draw:style-name="gr9" draw:text-style-name="P4" draw:layer="layout" svg:x1="2cm" svg:y1="13.944cm" svg:x2="18.997cm" svg:y2="13.944cm">
          <text:p/>
        </draw:line>
        <draw:line draw:style-name="gr9" draw:text-style-name="P4" draw:layer="layout" svg:x1="2cm" svg:y1="18.301cm" svg:x2="18.997cm" svg:y2="18.301cm">
          <text:p/>
        </draw:line>
        <draw:line draw:style-name="gr9" draw:text-style-name="P4" draw:layer="layout" svg:x1="2cm" svg:y1="8.141cm" svg:x2="18.997cm" svg:y2="8.141cm">
          <text:p/>
        </draw:line>
        <draw:line draw:style-name="gr9" draw:text-style-name="P4" draw:layer="layout" svg:x1="2cm" svg:y1="13.944cm" svg:x2="18.997cm" svg:y2="13.944cm">
          <text:p/>
        </draw:line>
        <draw:line draw:style-name="gr9" draw:text-style-name="P4" draw:layer="layout" svg:x1="2cm" svg:y1="18.301cm" svg:x2="18.997cm" svg:y2="18.301cm">
          <text:p/>
        </draw:line>
        <draw:frame draw:style-name="gr2" draw:text-style-name="P3" draw:layer="layout" svg:width="2.885cm" svg:height="0.353cm" svg:x="5.175cm" svg:y="21.853cm">
          <draw:text-box>
            <text:p text:style-name="P2"><text:span text:style-name="T1">My Portfolio website: </text:span></text:p>
          </draw:text-box>
        </draw:frame>
        <draw:frame draw:style-name="gr2" draw:text-style-name="P3" draw:layer="layout" svg:width="3.888cm" svg:height="0.353cm" svg:x="5.105cm" svg:y="22.46cm">
          <draw:text-box>
            <text:p text:style-name="P2"><text:span text:style-name="T1">https://ramilassanov.github.io/</text:span></text:p>
          </draw:text-box>
        </draw:frame>
        <draw:frame draw:style-name="gr8" draw:text-style-name="P8" draw:layer="layout" svg:width="1.996cm" svg:height="0.314cm" svg:x="2.032cm" svg:y="3.307cm">
          <draw:text-box>
            <text:p text:style-name="P2"><text:span text:style-name="T5">October 2015 — </text:span></text:p>
          </draw:text-box>
        </draw:frame>
        <draw:frame draw:style-name="gr8" draw:text-style-name="P8" draw:layer="layout" svg:width="1.175cm" svg:height="0.314cm" svg:x="2.032cm" svg:y="3.695cm">
          <draw:text-box>
            <text:p text:style-name="P2"><text:span text:style-name="T5">June 2017</text:span></text:p>
          </draw:text-box>
        </draw:frame>
        <draw:frame draw:style-name="gr6" draw:text-style-name="P6" draw:layer="layout" svg:width="8.427cm" svg:height="0.471cm" svg:x="5.161cm" svg:y="3.213cm">
          <draw:text-box>
            <text:p text:style-name="P2"><text:span text:style-name="T6">“</text:span><text:span text:style-name="T6">Orda” cafe and “Tapanan” flat bread bakery</text:span></text:p>
          </draw:text-box>
        </draw:frame>
        <draw:frame draw:style-name="gr2" draw:text-style-name="P3" draw:layer="layout" svg:width="0.955cm" svg:height="0.353cm" svg:x="5.334cm" svg:y="3.943cm">
          <draw:text-box>
            <text:p text:style-name="P2"><text:span text:style-name="T7">Almaty</text:span></text:p>
          </draw:text-box>
        </draw:frame>
        <draw:frame draw:style-name="gr6" draw:text-style-name="P6" draw:layer="layout" svg:width="2.347cm" svg:height="0.471cm" svg:x="5.334cm" svg:y="4.42cm">
          <draw:text-box>
            <text:p text:style-name="P2"><text:span text:style-name="T3">Founder, chef</text:span></text:p>
          </draw:text-box>
        </draw:frame>
        <draw:frame draw:style-name="gr2" draw:text-style-name="P3" draw:layer="layout" svg:width="0.317cm" svg:height="0.353cm" svg:x="5.334cm" svg:y="5.265cm">
          <draw:text-box>
            <text:p text:style-name="P2"><text:span text:style-name="T1">•</text:span></text:p>
          </draw:text-box>
        </draw:frame>
        <draw:frame draw:style-name="gr2" draw:text-style-name="P3" draw:layer="layout" svg:width="9.523cm" svg:height="0.353cm" svg:x="6.604cm" svg:y="5.265cm">
          <draw:text-box>
            <text:p text:style-name="P2"><text:span text:style-name="T1">Cooking, preps, developing and adding new dishes along with other cooks</text:span></text:p>
          </draw:text-box>
        </draw:frame>
        <draw:frame draw:style-name="gr2" draw:text-style-name="P3" draw:layer="layout" svg:width="0.317cm" svg:height="0.353cm" svg:x="5.334cm" svg:y="5.858cm">
          <draw:text-box>
            <text:p text:style-name="P2"><text:span text:style-name="T1">•</text:span></text:p>
          </draw:text-box>
        </draw:frame>
        <draw:frame draw:style-name="gr2" draw:text-style-name="P3" draw:layer="layout" svg:width="7.076cm" svg:height="0.353cm" svg:x="6.604cm" svg:y="5.858cm">
          <draw:text-box>
            <text:p text:style-name="P2"><text:span text:style-name="T1">Staff Training and Management ( cafe staff and bakers)</text:span></text:p>
          </draw:text-box>
        </draw:frame>
        <draw:frame draw:style-name="gr2" draw:text-style-name="P3" draw:layer="layout" svg:width="0.317cm" svg:height="0.353cm" svg:x="5.334cm" svg:y="6.348cm">
          <draw:text-box>
            <text:p text:style-name="P2"><text:span text:style-name="T1">•</text:span></text:p>
          </draw:text-box>
        </draw:frame>
        <draw:frame draw:style-name="gr2" draw:text-style-name="P3" draw:layer="layout" svg:width="12.075cm" svg:height="0.353cm" svg:x="6.604cm" svg:y="6.348cm">
          <draw:text-box>
            <text:p text:style-name="P2"><text:span text:style-name="T1">Accounting, groceries, food and bread delivery, working with supermarkets and grocery sh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6cm" fo:page-height="29.6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1T10:20:13.606023768</dc:date>
    <meta:editing-duration>PT7M17S</meta:editing-duration>
    <meta:editing-cycles>1</meta:editing-cycles>
    <meta:document-statistic meta:object-count="122"/>
    <meta:generator>LibreOffice/6.0.7.3$Linux_X86_64 LibreOffice_project/00m0$Build-3</meta:generator>
  </office:meta>
</office:document-meta>
</file>